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1FA00000A2B0000027265ADDED35E4F9008.svg" manifest:media-type="image/svg+xml"/>
  <manifest:file-entry manifest:full-path="Pictures/1000020100000200000002000F7A9AB94B64D85F.png" manifest:media-type="image/png"/>
  <manifest:file-entry manifest:full-path="Pictures/100002010000006200000018D68CE1A1E8766039.png" manifest:media-type="image/png"/>
  <manifest:file-entry manifest:full-path="Pictures/100002010000020000000200A42BDED6AE2A70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8cdf3" draw:opacity="100%" draw:opacity-name="Transparency_20_1" draw:textarea-horizontal-align="justify" draw:textarea-vertical-align="middle" draw:auto-grow-height="false" fo:min-height="2.163cm" fo:min-width="16.5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78cdf3" draw:opacity="100%" draw:opacity-name="Transparency_20_1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7.05cm" svg:height="2.413cm" svg:x="2.143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cm" svg:height="1.52cm" draw:transform="skewX (-0.0420624349730633) rotate (3.13635666583381) translate (16.5cm 3.54cm)">
          <draw:image xlink:href="Pictures/100001FA00000A2B0000027265ADDED35E4F9008.svg" xlink:type="simple" xlink:show="embed" xlink:actuate="onLoad" loext:mime-type="image/svg+xml">
            <text:p/>
          </draw:image>
          <draw:image xlink:href="Pictures/100002010000006200000018D68CE1A1E8766039.png" xlink:type="simple" xlink:show="embed" xlink:actuate="onLoad" loext:mime-type="image/png"/>
        </draw:frame>
        <draw:frame draw:style-name="gr2" draw:text-style-name="P2" draw:layer="layout" svg:width="2.083cm" svg:height="2.083cm" svg:x="17.002cm" svg:y="1.762cm">
          <draw:image xlink:href="Pictures/1000020100000200000002000F7A9AB94B64D85F.png" xlink:type="simple" xlink:show="embed" xlink:actuate="onLoad" loext:mime-type="image/png">
            <text:p/>
          </draw:image>
        </draw:frame>
        <draw:frame draw:style-name="gr2" draw:text-style-name="P2" draw:layer="layout" svg:width="1.27cm" svg:height="1.27cm" svg:x="3.159cm" svg:y="2.524cm">
          <draw:image xlink:href="Pictures/100002010000020000000200A42BDED6AE2A707D.png" xlink:type="simple" xlink:show="embed" xlink:actuate="onLoad" loext:mime-type="image/png">
            <text:p/>
          </draw:image>
        </draw:frame>
        <draw:frame draw:style-name="gr2" draw:text-style-name="P2" draw:layer="layout" svg:width="1.27cm" svg:height="1.27cm" svg:x="3.794cm" svg:y="2.143cm">
          <draw:image xlink:href="Pictures/100002010000020000000200A42BDED6AE2A707D.png" xlink:type="simple" xlink:show="embed" xlink:actuate="onLoad" loext:mime-type="image/png">
            <text:p/>
          </draw:image>
        </draw:frame>
        <draw:frame draw:style-name="gr2" draw:text-style-name="P2" draw:layer="layout" svg:width="1.27cm" svg:height="1.27cm" svg:x="4.556cm" svg:y="1.762cm">
          <draw:image xlink:href="Pictures/100002010000020000000200A42BDED6AE2A707D.png" xlink:type="simple" xlink:show="embed" xlink:actuate="onLoad" loext:mime-type="image/png">
            <text:p/>
          </draw:image>
        </draw:frame>
        <draw:frame draw:style-name="gr2" draw:text-style-name="P2" draw:layer="layout" svg:width="1.27cm" svg:height="1.27cm" svg:x="5.064cm" svg:y="2.397cm">
          <draw:image xlink:href="Pictures/100002010000020000000200A42BDED6AE2A707D.png" xlink:type="simple" xlink:show="embed" xlink:actuate="onLoad" loext:mime-type="image/png">
            <text:p/>
          </draw:image>
        </draw:frame>
        <draw:frame draw:style-name="gr2" draw:text-style-name="P2" draw:layer="layout" svg:width="1.27cm" svg:height="1.27cm" svg:x="2.524cm" svg:y="1.889cm">
          <draw:image xlink:href="Pictures/100002010000020000000200A42BDED6AE2A707D.png" xlink:type="simple" xlink:show="embed" xlink:actuate="onLoad" loext:mime-type="image/png">
            <text:p/>
          </draw:image>
        </draw:frame>
        <draw:frame draw:style-name="gr2" draw:text-style-name="P2" draw:layer="layout" svg:width="1.27cm" svg:height="1.27cm" svg:x="5.826cm" svg:y="2.016cm">
          <draw:image xlink:href="Pictures/100002010000020000000200A42BDED6AE2A707D.png" xlink:type="simple" xlink:show="embed" xlink:actuate="onLoad" loext:mime-type="image/png">
            <text:p/>
          </draw:image>
        </draw:frame>
        <draw:frame draw:style-name="gr2" draw:text-style-name="P2" draw:layer="layout" svg:width="1.27cm" svg:height="1.27cm" svg:x="6.842cm" svg:y="1.889cm">
          <draw:image xlink:href="Pictures/100002010000020000000200A42BDED6AE2A707D.png" xlink:type="simple" xlink:show="embed" xlink:actuate="onLoad" loext:mime-type="image/png">
            <text:p/>
          </draw:image>
        </draw:frame>
        <draw:frame draw:style-name="gr2" draw:text-style-name="P2" draw:layer="layout" svg:width="1.27cm" svg:height="1.27cm" svg:x="6.461cm" svg:y="2.651cm">
          <draw:image xlink:href="Pictures/100002010000020000000200A42BDED6AE2A707D.png" xlink:type="simple" xlink:show="embed" xlink:actuate="onLoad" loext:mime-type="image/png">
            <text:p/>
          </draw:image>
        </draw:frame>
        <draw:frame draw:style-name="gr2" draw:text-style-name="P2" draw:layer="layout" svg:width="1.27cm" svg:height="1.27cm" svg:x="7.731cm" svg:y="2.524cm">
          <draw:image xlink:href="Pictures/100002010000020000000200A42BDED6AE2A707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9-09-01T06:18:10.629000000</meta:creation-date>
    <dc:date>2019-09-01T08:52:36.971000000</dc:date>
    <dc:creator>George Self</dc:creator>
    <meta:editing-duration>PT12M37S</meta:editing-duration>
    <meta:editing-cycles>4</meta:editing-cycles>
    <meta:generator>LibreOffice/6.2.3.2$Windows_X86_64 LibreOffice_project/aecc05fe267cc68dde00352a451aa867b3b546ac</meta:generator>
    <meta:document-statistic meta:object-count="12"/>
  </office:meta>
</office:document-meta>
</file>